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b45" officeooo:paragraph-rsid="0001fb45"/>
    </style:style>
    <style:style style:name="P2" style:family="paragraph" style:parent-style-name="Standard">
      <style:text-properties officeooo:rsid="0002c287" officeooo:paragraph-rsid="0002c287"/>
    </style:style>
    <style:style style:name="P3" style:family="paragraph" style:parent-style-name="Standard">
      <style:text-properties officeooo:rsid="0002ff9b" officeooo:paragraph-rsid="0002ff9b"/>
    </style:style>
    <style:style style:name="T1" style:family="text">
      <style:text-properties officeooo:rsid="0002c287"/>
    </style:style>
    <style:style style:name="T2" style:family="text">
      <style:text-properties officeooo:rsid="0002f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21 Lab 7 Questions </text:p>
      <text:p text:style-name="P1"/>
      <text:p text:style-name="P1">Q1.) The minimal changes needed are to change the Shop shop = new Shop(); to ShopArr shop = new ShopArr();</text:p>
      <text:p text:style-name="P1"/>
      <text:p text:style-name="P1">Q2.) <text:span text:style-name="T1">cheese[i].length</text:span></text:p>
      <text:p text:style-name="P1"/>
      <text:p text:style-name="P2">Q3.) Because we type the method with the constructor inside of the <text:span text:style-name="T2">call method.</text:span></text:p>
      <text:p text:style-name="P2"/>
      <text:p text:style-name="P3">Q4.) We can tell if it is a mutator if we put a type inside of the call method.</text:p>
      <text:p text:style-name="P3"/>
      <text:p text:style-name="P3">Q5.) The name would set to “Wrong name”</text:p>
      <text:p text:style-name="P3"/>
      <text:p text:style-name="P3">Q6.) Because we are not changing values in the method we are just initializing it. We are also not returning anything so we set it to void.</text:p>
      <text:p text:style-name="P3"/>
      <text:p text:style-name="P3">Q7.) The distinguishing difference in constructor methods is that they have a type declared. </text:p>
      <text:p text:style-name="P3"/>
      <text:p text:style-name="P3">Q8.) To figure out the number of required iterations for each loop we must set it equal to the length of the array. </text:p>
      <text:p text:style-name="P3"/>
      <text:p text:style-name="P3">Q9.) Into the itemized list because we are printing out the list of items.</text:p>
      <text:p text:style-name="P3"/>
      <text:p text:style-name="P3">Q10.)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27:57.335765586</meta:creation-date>
    <dc:date>2017-03-16T19:22:23.858442848</dc:date>
    <meta:editing-duration>PT13S</meta:editing-duration>
    <meta:editing-cycles>1</meta:editing-cycles>
    <meta:document-statistic meta:table-count="0" meta:image-count="0" meta:object-count="0" meta:page-count="1" meta:paragraph-count="11" meta:word-count="148" meta:character-count="777" meta:non-whitespace-character-count="637"/>
    <meta:generator>LibreOffice/5.1.4.2$Linux_X86_64 LibreOffice_project/10m0$Build-2</meta:generator>
  </office:meta>
</office:document-meta>
</file>